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text-properties style:font-name="Calibri" style:font-name-asian="Calibri" fo:font-size="11pt" style:font-size-asian="11pt" fo:hyphenate="tru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P6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26" style:family="table-column">
      <style:table-column-properties style:column-width="1.6562in" style:use-optimal-column-width="false"/>
    </style:style>
    <style:style style:name="TableColumn627" style:family="table-column">
      <style:table-column-properties style:column-width="0.75in" style:use-optimal-column-width="false"/>
    </style:style>
    <style:style style:name="TableColumn628" style:family="table-column">
      <style:table-column-properties style:column-width="3.8958in" style:use-optimal-column-width="false"/>
    </style:style>
    <style:style style:name="Table625" style:family="table">
      <style:table-properties style:width="6.302in" fo:margin-left="0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Row651" style:family="table-row">
      <style:table-row-properties style:use-optimal-row-height="false"/>
    </style:style>
    <style:style style:name="P652" style:parent-style-name="Normal" style:family="paragraph">
      <style:text-properties style:font-name="Calibri" style:font-name-asian="Calibri" fo:font-size="11pt" style:font-size-asian="11pt" fo:hyphenate="tru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Row657" style:family="table-row">
      <style:table-row-properties style:use-optimal-row-height="false"/>
    </style:style>
    <style:style style:name="P658" style:parent-style-name="Normal" style:family="paragraph">
      <style:text-properties style:font-name="Calibri" style:font-name-asian="Calibri" fo:font-size="11pt" style:font-size-asian="11pt" fo:hyphenate="tru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text-properties style:font-name="Calibri" style:font-name-asian="Calibri" fo:font-size="11pt" style:font-size-asian="11pt" fo:hyphenate="tru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P670" style:parent-style-name="Normal" style:family="paragraph">
      <style:text-properties style:font-name="Calibri" style:font-name-asian="Calibri" fo:font-size="11pt" style:font-size-asian="11pt"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style:font-name="Calibri" style:font-name-asian="Calibri" fo:font-size="11pt" style:font-size-asian="11pt" fo:hyphenate="tru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text-properties style:font-name="Calibri" style:font-name-asian="Calibri" fo:font-size="11pt" style:font-size-asian="11pt" fo:hyphenate="tru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style:font-name-asian="Times New Roman"/>
    </style:style>
    <style:style style:name="TableRow701" style:family="table-row">
      <style:table-row-properties style:use-optimal-row-height="false"/>
    </style:style>
    <style:style style:name="P702" style:parent-style-name="Normal" style:family="paragraph">
      <style:text-properties style:font-name="Calibri" style:font-name-asian="Calibri" fo:font-size="11pt" style:font-size-asian="11pt" fo:hyphenate="tru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P7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23" style:family="table-column">
      <style:table-column-properties style:column-width="1.6562in" style:use-optimal-column-width="false"/>
    </style:style>
    <style:style style:name="TableColumn724" style:family="table-column">
      <style:table-column-properties style:column-width="0.75in" style:use-optimal-column-width="false"/>
    </style:style>
    <style:style style:name="TableColumn725" style:family="table-column">
      <style:table-column-properties style:column-width="3.8958in" style:use-optimal-column-width="false"/>
    </style:style>
    <style:style style:name="Table722" style:family="table">
      <style:table-properties style:width="6.302in" fo:margin-left="0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Row748" style:family="table-row">
      <style:table-row-properties style:use-optimal-row-height="false"/>
    </style:style>
    <style:style style:name="P749" style:parent-style-name="Normal" style:family="paragraph">
      <style:text-properties style:font-name="Calibri" style:font-name-asian="Calibri" fo:font-size="11pt" style:font-size-asian="11pt" fo:hyphenate="tru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P755" style:parent-style-name="Normal" style:family="paragraph">
      <style:text-properties style:font-name="Calibri" style:font-name-asian="Calibri" fo:font-size="11pt" style:font-size-asian="11pt"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style:font-name="Calibri" style:font-name-asian="Calibri" fo:font-size="11pt" style:font-size-asian="11pt" fo:hyphenate="tru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P774" style:parent-style-name="Normal" style:family="paragraph">
      <style:text-properties style:font-name="Calibri" style:font-name-asian="Calibri" fo:font-size="11pt" style:font-size-asian="11pt" fo:hyphenate="tru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Row779" style:family="table-row">
      <style:table-row-properties style:use-optimal-row-height="false"/>
    </style:style>
    <style:style style:name="P780" style:parent-style-name="Normal" style:family="paragraph">
      <style:text-properties style:font-name="Calibri" style:font-name-asian="Calibri" fo:font-size="11pt" style:font-size-asian="11pt" fo:hyphenate="tru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text-properties style:font-name="Calibri" style:font-name-asian="Calibri" fo:font-size="11pt" style:font-size-asian="11pt" fo:hyphenate="tru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text-properties style:font-name="Calibri" style:font-name-asian="Calibri" fo:font-size="11pt" style:font-size-asian="11pt" fo:hyphenate="tru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T81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1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2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4" style:parent-style-name="Normal" style:family="paragraph">
      <style:text-properties fo:hyphenate="true"/>
    </style:style>
    <style:style style:name="T82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27" style:parent-style-name="Normal" style:family="paragraph">
      <style:paragraph-properties fo:break-before="page"/>
      <style:text-properties fo:hyphenate="true"/>
    </style:style>
    <style:style style:name="T82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2" style:parent-style-name="Normal" style:family="paragraph">
      <style:paragraph-properties fo:break-before="page"/>
    </style:style>
    <style:style style:name="T83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4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5" style:parent-style-name="Normal" style:family="paragraph">
      <style:text-properties fo:hyphenate="true"/>
    </style:style>
    <style:style style:name="T83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8" style:parent-style-name="Normal" style:family="paragraph">
      <style:paragraph-properties fo:break-before="page"/>
    </style:style>
    <style:style style:name="T83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0" style:parent-style-name="Normal" style:family="paragraph">
      <style:text-properties fo:hyphenate="true"/>
    </style:style>
    <style:style style:name="T84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3" style:parent-style-name="Normal" style:family="paragraph">
      <style:paragraph-properties fo:break-before="page"/>
    </style:style>
    <style:style style:name="T84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5" style:parent-style-name="Normal" style:family="paragraph">
      <style:text-properties fo:hyphenate="true"/>
    </style:style>
    <style:style style:name="T84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4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ext:soft-page-break/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 ou<text:s/>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ext:soft-page-break/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soft-page-break/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 ou Código<text:s/>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produto<text:s/>que foi buscado<text:s/>deverá clicar no nome do produto<text:s/>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informar a quantidade de produtos retirado do estoque</text:p>
          </table:table-cell>
        </table:table-row>
        <table:table-row table:style-name="TableRow589">
          <table:table-cell table:style-name="TableCell590" table:number-rows-spanned="2">
            <text:p text:style-name="P591">Fluxos Alternativos</text:p>
          </table:table-cell>
          <table:table-cell table:style-name="TableCell592">
            <text:p text:style-name="P593">FA1</text:p>
          </table:table-cell>
          <table:table-cell table:style-name="TableCell594">
            <text:p text:style-name="P595">Se os filtros não forem preenchidos, o sistema irá mostrar todos os Produtos cadastrados.</text:p>
          </table:table-cell>
        </table:table-row>
        <table:table-row table:style-name="TableRow596">
          <table:covered-table-cell>
            <text:p text:style-name="P597"/>
          </table:covered-table-cell>
          <table:table-cell table:style-name="TableCell598">
            <text:p text:style-name="P599">FA2</text:p>
          </table:table-cell>
          <table:table-cell table:style-name="TableCell600">
            <text:p text:style-name="P601">Se o número de produtos estiver menor que o solicitado o sistema enviará uma mensagem dizendo que não há produtos suficientes</text:p>
          </table:table-cell>
        </table:table-row>
        <table:table-row table:style-name="TableRow602">
          <table:table-cell table:style-name="TableCell603">
            <text:p text:style-name="P604">Regras de Negocio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Pós Condições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Casos de Uso Afetados</text:p>
          </table:table-cell>
          <table:table-cell table:style-name="TableCell619" table:number-columns-spanned="2">
            <text:p text:style-name="P620"/>
          </table:table-cell>
          <table:covered-table-cell/>
        </table:table-row>
      </table:table>
      <text:p text:style-name="P621"/>
      <text:p text:style-name="Normal"><text:span text:style-name="T622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23">UC 3.0 – Gerenciar Fornecedores</text:p>
      <text:p text:style-name="P624">UC 3.1 – Cadastrar Fornecedores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 table:number-columns-spanned="3">
            <text:p text:style-name="P631">UC 1.1 – Cadastrar Fornecedores</text:p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Pré Condições</text:p>
          </table:table-cell>
          <table:table-cell table:style-name="TableCell635">
            <text:p text:style-name="P636">PC1</text:p>
          </table:table-cell>
          <table:table-cell table:style-name="TableCell637">
            <text:p text:style-name="P638">O Administrador deve estar<text:s/>cadastrado no sistema</text:p>
          </table:table-cell>
        </table:table-row>
        <table:table-row table:style-name="TableRow639">
          <table:table-cell table:style-name="TableCell640">
            <text:p text:style-name="P641">Atores Envolvidos</text:p>
          </table:table-cell>
          <table:table-cell table:style-name="TableCell642" table:number-columns-spanned="2">
            <text:p text:style-name="P643">Administrador</text:p>
          </table:table-cell>
          <table:covered-table-cell/>
        </table:table-row>
        <text:soft-page-break/>
        <table:table-row table:style-name="TableRow644">
          <table:table-cell table:style-name="TableCell645" table:number-rows-spanned="5">
            <text:p text:style-name="P646">Fluxo Principal</text:p>
          </table:table-cell>
          <table:table-cell table:style-name="TableCell647">
            <text:p text:style-name="P648">FP1</text:p>
          </table:table-cell>
          <table:table-cell table:style-name="TableCell649">
            <text:p text:style-name="P65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FP2</text:p>
          </table:table-cell>
          <table:table-cell table:style-name="TableCell655">
            <text:p text:style-name="P656">Para cadastrar o fornecedor, o administrador deve clicar no botão “Salvar”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FP3</text:p>
          </table:table-cell>
          <table:table-cell table:style-name="TableCell661">
            <text:p text:style-name="P662">O sistema emitirá uma<text:s/>mensagem de confirmação “Cadastrar Fornecedores”</text:p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FP4</text:p>
          </table:table-cell>
          <table:table-cell table:style-name="TableCell667">
            <text:p text:style-name="P668">Caso o administrador clique na opção “OK”, o fornecedor deverá ser salvo no banco de dados.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FP5</text:p>
          </table:table-cell>
          <table:table-cell table:style-name="TableCell673">
            <text:p text:style-name="P674">O sistema irá enviar uma mensagem de “Fornecedor Cadastrado com Sucesso”</text:p>
          </table:table-cell>
        </table:table-row>
        <table:table-row table:style-name="TableRow675">
          <table:table-cell table:style-name="TableCell676" table:number-rows-spanned="3">
            <text:p text:style-name="P677">Fluxos Alternativos</text:p>
          </table:table-cell>
          <table:table-cell table:style-name="TableCell678">
            <text:p text:style-name="P679">FA1</text:p>
          </table:table-cell>
          <table:table-cell table:style-name="TableCell680">
            <text:p text:style-name="P68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FA2</text:p>
          </table:table-cell>
          <table:table-cell table:style-name="TableCell686">
            <text:p text:style-name="P687">Se o administrador clicar no botão Cancelar todos os dados inseridos nos campos serão descartados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FA3</text:p>
          </table:table-cell>
          <table:table-cell table:style-name="TableCell692">
            <text:p text:style-name="P693">Se algum campo estiver em branco o sistema emitirá uma mensagem de que é obrigatorio preencher todos os campos e o fornecedor não será cadastrado</text:p>
          </table:table-cell>
        </table:table-row>
        <table:table-row table:style-name="TableRow694">
          <table:table-cell table:style-name="TableCell695" table:number-rows-spanned="2">
            <text:p text:style-name="P696">Regras de Negocio</text:p>
          </table:table-cell>
          <table:table-cell table:style-name="TableCell697">
            <text:p text:style-name="P698">RN1</text:p>
          </table:table-cell>
          <table:table-cell table:style-name="TableCell699">
            <text:p text:style-name="P700">O nome do fornecedor deverá ter no minino 3 caracteres</text:p>
          </table:table-cell>
        </table:table-row>
        <table:table-row table:style-name="TableRow701">
          <table:covered-table-cell>
            <text:p text:style-name="P702"/>
          </table:covered-table-cell>
          <table:table-cell table:style-name="TableCell703">
            <text:p text:style-name="P704">RN2</text:p>
          </table:table-cell>
          <table:table-cell table:style-name="TableCell705">
            <text:p text:style-name="P706">o Cnpj do fornecedor<text:s/>deverá ter apenas números.</text:p>
          </table:table-cell>
        </table:table-row>
        <table:table-row table:style-name="TableRow707">
          <table:table-cell table:style-name="TableCell708">
            <text:p text:style-name="P709">Pós Condições</text:p>
          </table:table-cell>
          <table:table-cell table:style-name="TableCell710">
            <text:p text:style-name="P711">PC1</text:p>
          </table:table-cell>
          <table:table-cell table:style-name="TableCell712">
            <text:p text:style-name="P713">O fornecedor deverá ser salvo no banco de dados</text:p>
          </table:table-cell>
        </table:table-row>
        <table:table-row table:style-name="TableRow714">
          <table:table-cell table:style-name="TableCell715">
            <text:p text:style-name="P716">Casos de Uso Afetados</text:p>
          </table:table-cell>
          <table:table-cell table:style-name="TableCell717" table:number-columns-spanned="2">
            <text:p text:style-name="P718">UC 2.0,UC 3.0</text:p>
          </table:table-cell>
          <table:covered-table-cell/>
        </table:table-row>
      </table:table>
      <text:p text:style-name="P719"/>
      <text:p text:style-name="P720"/>
      <text:p text:style-name="P721"><text:bookmark-start text:name="__DdeLink__923_1574944794"/><text:bookmark-start text:name="__DdeLink__884_15749447941"/>UC 3.2 – Buscar e Apagar<text:s/>Fornecedor</text:p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 table:number-columns-spanned="3">
            <text:p text:style-name="P728">UC 3.2 – Buscar e Apagar<text:s/>Fornecedor</text:p>
          </table:table-cell>
          <table:covered-table-cell/>
          <table:covered-table-cell/>
        </table:table-row>
        <table:table-row table:style-name="TableRow729">
          <table:table-cell table:style-name="TableCell730">
            <text:p text:style-name="P731">Pré Condições</text:p>
          </table:table-cell>
          <table:table-cell table:style-name="TableCell732">
            <text:p text:style-name="P733">PC1</text:p>
          </table:table-cell>
          <table:table-cell table:style-name="TableCell734">
            <text:p text:style-name="P735">O Administrador deverá estar logado no sistema</text:p>
          </table:table-cell>
        </table:table-row>
        <table:table-row table:style-name="TableRow736">
          <table:table-cell table:style-name="TableCell737">
            <text:p text:style-name="P738">Atores Envolvidos</text:p>
          </table:table-cell>
          <table:table-cell table:style-name="TableCell739" table:number-columns-spanned="2">
            <text:p text:style-name="P740">Administrador</text:p>
          </table:table-cell>
          <table:covered-table-cell/>
        </table:table-row>
        <table:table-row table:style-name="TableRow741">
          <table:table-cell table:style-name="TableCell742" table:number-rows-spanned="3">
            <text:p text:style-name="P743">Fluxo Principal</text:p>
          </table:table-cell>
          <table:table-cell table:style-name="TableCell744">
            <text:p text:style-name="P745">FP1</text:p>
          </table:table-cell>
          <table:table-cell table:style-name="TableCell746">
            <text:p text:style-name="P747">O Administrador deve preencher os campos de nome , Cnpj, telefone.</text:p>
          </table: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FP2</text:p>
          </table:table-cell>
          <table:table-cell table:style-name="TableCell752">
            <text:p text:style-name="P753">Para iniciar a busca deverá clicar no botão<text:s/>“Buscar”</text:p>
          </table:table-cell>
        </table:table-row>
        <table:table-row table:style-name="TableRow754">
          <table:covered-table-cell>
            <text:p text:style-name="P755"/>
          </table:covered-table-cell>
          <table:table-cell table:style-name="TableCell756">
            <text:p text:style-name="P757">FP3</text:p>
          </table:table-cell>
          <table:table-cell table:style-name="TableCell758">
            <text:p text:style-name="P759">O sistema irá gerar uma tabela com os fornecedores filtrados</text:p>
          </table:table-cell>
        </table:table-row>
        <table:table-row table:style-name="TableRow760">
          <table:table-cell table:style-name="TableCell761" table:number-rows-spanned="6">
            <text:p text:style-name="P762">Fluxos Alternativos</text:p>
          </table:table-cell>
          <table:table-cell table:style-name="TableCell763">
            <text:p text:style-name="P764">FA1</text:p>
          </table:table-cell>
          <table:table-cell table:style-name="TableCell765">
            <text:p text:style-name="P766">Se os filtros não forem preenchidos, o sistema irá mostrar todos os fornecedores cadastrados.</text:p>
          </table:table-cell>
        </table:table-row>
        <table:table-row table:style-name="TableRow767">
          <table:covered-table-cell>
            <text:p text:style-name="P768"/>
          </table:covered-table-cell>
          <table:table-cell table:style-name="TableCell769">
            <text:p text:style-name="P770">FA2</text:p>
          </table:table-cell>
          <table:table-cell table:style-name="TableCell771">
            <text:p text:style-name="P772">Se o Administrador desejar editar algum fornecedor que<text:s/>foi buscado deverá clicar no nome do fornecedor e clicar no botão “Editar”</text:p>
          </table:table-cell>
        </table:table-row>
        <table:table-row table:style-name="TableRow773">
          <table:covered-table-cell>
            <text:p text:style-name="P774"/>
          </table:covered-table-cell>
          <table:table-cell table:style-name="TableCell775">
            <text:p text:style-name="P776">FA3</text:p>
          </table:table-cell>
          <table:table-cell table:style-name="TableCell777">
            <text:p text:style-name="P778">Se o Adminstrador desejar Apagar algum fornecedor deverá clicar no fornecedor desejado e depois clicar no botão “Apagar”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FA4</text:p>
          </table:table-cell>
          <table:table-cell table:style-name="TableCell783">
            <text:p text:style-name="P784">O Sistema irá enviar uma mensagem de confirmação<text:s/>“Deseja Excluir esse fornecedor?”</text:p>
          </table: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FA5</text:p>
          </table:table-cell>
          <table:table-cell table:style-name="TableCell789">
            <text:p text:style-name="P790">Se o Administrador clicar em “Sim” o fornecedor será apagado</text:p>
          </table:table-cell>
        </table:table-row>
        <table:table-row table:style-name="TableRow791">
          <table:covered-table-cell>
            <text:p text:style-name="P792"/>
          </table:covered-table-cell>
          <table:table-cell table:style-name="TableCell793">
            <text:p text:style-name="P794">FA6</text:p>
          </table:table-cell>
          <table:table-cell table:style-name="TableCell795">
            <text:p text:style-name="P796">O Sistema irá emitir a mensagem “Fornecedor apagado com Sucesso”</text:p>
          </table:table-cell>
        </table:table-row>
        <table:table-row table:style-name="TableRow797">
          <table:table-cell table:style-name="TableCell798">
            <text:p text:style-name="P799">Regras de Negocio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Pós Condições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Casos de Uso Afetados</text:p>
          </table:table-cell>
          <table:table-cell table:style-name="TableCell814" table:number-columns-spanned="2">
            <text:p text:style-name="P815"/>
          </table:table-cell>
          <table:covered-table-cell/>
        </table:table-row>
      </table:table>
      <text:p text:style-name="Normal"><text:bookmark-end text:name="__DdeLink__923_1574944794"/><text:span text:style-name="T816"><draw:frame draw:z-index="251665408" draw:style-name="a6" draw:name="Imagem 7" text:anchor-type="paragraph" svg:x="0.05833in" svg:y="0.19375in" svg:width="5.91701in" svg:height="3.96898in" style:rel-width="scale" style:rel-height="scale"><draw:image xlink:href="media/image5.png" xlink:type="simple" xlink:show="embed" xlink:actuate="onLoad"/><svg:title/><svg:desc/></draw:frame></text:span></text:p>
      <text:p text:style-name="P817"/>
      <text:p text:style-name="P818"><text:bookmark-end text:name="__DdeLink__884_15749447941"/></text:p>
      <text:p text:style-name="P819">PROTÓTIPOS DE<text:s/>TELA</text:p>
      <text:p text:style-name="P820">UC 1.0 – Gerenciar Usuários</text:p>
      <text:p text:style-name="Normal"><text:span text:style-name="T821"><draw:frame draw:z-index="251676672" draw:style-name="a7" draw:name="Imagem 30" text:anchor-type="paragraph" svg:x="0in" svg:y="0.3375in" svg:width="4.59695in" svg:height="2.35417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o.png</svg:desc></draw:frame></text:span><text:span text:style-name="T822">UC 1.1 – Cadastrar Usuários</text:span></text:p>
      <text:p text:style-name="P823"/>
      <text:p text:style-name="P824"><text:span text:style-name="T825"><draw:frame draw:z-index="251679744" draw:style-name="a8" draw:name="Imagem 33" text:anchor-type="paragraph" svg:x="0in" svg:y="4.69792in" svg:width="4.59695in" svg:height="2.35417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\Cadastrar usuario.png</svg:desc></draw:frame></text:span><text:span text:style-name="T826"><draw:frame draw:z-index="251677696" draw:style-name="a9" draw:name="Imagem 31" text:anchor-type="paragraph" svg:x="0in" svg:y="2.07292in" svg:width="4.58333in" svg:height="2.34719in" style:rel-width="scale" style:rel-height="scale"><draw:image xlink:href="media/image8.png" xlink:type="simple" xlink:show="embed" xlink:actuate="onLoad"/><svg:title/><svg:desc>C:\Users\joao_\Desktop\Trabalho DSC\Trabalho-DSC\Documentação\Prototipos de tela\Cadastrar Usuario\Aba Cadastrar.png</svg:desc></draw:frame></text:span></text:p>
      <text:soft-page-break/>
      <text:p text:style-name="P827"><text:span text:style-name="T828"><draw:frame draw:z-index="251682816" draw:style-name="a10" draw:name="Imagem 36" text:anchor-type="paragraph" svg:x="0in" svg:y="7.52778in" svg:width="4.59695in" svg:height="2.35417in" style:rel-width="scale" style:rel-height="scale"><draw:image xlink:href="media/image9.png" xlink:type="simple" xlink:show="embed" xlink:actuate="onLoad"/><svg:title/><svg:desc>C:\Users\joao_\Desktop\Trabalho DSC\Trabalho-DSC\Documentação\Prototipos de tela\Cadastrar Usuario\Usuario ja cadastrado.png</svg:desc></draw:frame></text:span><text:span text:style-name="T829"><draw:frame draw:z-index="251680768" draw:style-name="a11" draw:name="Imagem 34" text:anchor-type="paragraph" svg:x="0in" svg:y="5.06944in" svg:width="4.59695in" svg:height="2.35417in" style:rel-width="scale" style:rel-height="scale"><draw:image xlink:href="media/image10.png" xlink:type="simple" xlink:show="embed" xlink:actuate="onLoad"/><svg:title/><svg:desc>C:\Users\joao_\Desktop\Trabalho DSC\Trabalho-DSC\Documentação\Prototipos de tela\Cadastrar Usuario\Campos.png</svg:desc></draw:frame></text:span><text:span text:style-name="T830"><draw:frame draw:z-index="251681792" draw:style-name="a12" draw:name="Imagem 35" text:anchor-type="paragraph" svg:x="0in" svg:y="2.5375in" svg:width="4.59653in" svg:height="2.35417in" style:rel-width="scale" style:rel-height="scale"><draw:image xlink:href="media/image11.png" xlink:type="simple" xlink:show="embed" xlink:actuate="onLoad"/><svg:title/><svg:desc>C:\Users\joao_\Desktop\Trabalho DSC\Trabalho-DSC\Documentação\Prototipos de tela\Cadastrar Usuario\Sucesso.png</svg:desc></draw:frame></text:span><text:span text:style-name="T831"><draw:frame draw:z-index="251678720" draw:style-name="a13" draw:name="Imagem 32" text:anchor-type="paragraph" svg:x="0in" svg:y="0.00625in" svg:width="4.59695in" svg:height="2.35417in" style:rel-width="scale" style:rel-height="scale"><draw:image xlink:href="media/image12.png" xlink:type="simple" xlink:show="embed" xlink:actuate="onLoad"/><svg:title/><svg:desc>C:\Users\joao_\Desktop\Trabalho DSC\Trabalho-DSC\Documentação\Prototipos de tela\Cadastrar Usuario\Aviso.png</svg:desc></draw:frame></text:span></text:p>
      <text:soft-page-break/>
      <text:p text:style-name="P832"><text:span text:style-name="T833"><draw:frame draw:z-index="251683840" draw:style-name="a14" draw:name="Imagem 37" text:anchor-type="paragraph" svg:x="0in" svg:y="0.32917in" svg:width="4.59695in" svg:height="2.35417in" style:rel-width="scale" style:rel-height="scale"><draw:image xlink:href="media/image13.png" xlink:type="simple" xlink:show="embed" xlink:actuate="onLoad"/><svg:title/><svg:desc>C:\Users\joao_\Desktop\Trabalho DSC\Trabalho-DSC\Documentação\Prototipos de tela\Buscar Usuario\Aba Busca.png</svg:desc></draw:frame></text:span><text:span text:style-name="T834">UC 2.2 – Buscar e Apagar Produto</text:span></text:p>
      <text:p text:style-name="P835"><text:span text:style-name="T836"><draw:frame draw:z-index="251685888" draw:style-name="a15" draw:name="Imagem 39" text:anchor-type="paragraph" svg:x="0in" svg:y="4.90556in" svg:width="4.59653in" svg:height="2.35395in" style:rel-width="scale" style:rel-height="scale"><draw:image xlink:href="media/image14.png" xlink:type="simple" xlink:show="embed" xlink:actuate="onLoad"/><svg:title/><svg:desc>C:\Users\joao_\Desktop\Trabalho DSC\Trabalho-DSC\Documentação\Prototipos de tela\Buscar Usuario\Lista.png</svg:desc></draw:frame></text:span><text:span text:style-name="T837"><draw:frame draw:z-index="251684864" draw:style-name="a16" draw:name="Imagem 38" text:anchor-type="paragraph" svg:x="0in" svg:y="2.42639in" svg:width="4.59653in" svg:height="2.35395in" style:rel-width="scale" style:rel-height="scale"><draw:image xlink:href="media/image15.png" xlink:type="simple" xlink:show="embed" xlink:actuate="onLoad"/><svg:title/><svg:desc>C:\Users\joao_\Desktop\Trabalho DSC\Trabalho-DSC\Documentação\Prototipos de tela\Buscar Usuario\Buscar Usuario.png</svg:desc></draw:frame></text:span></text:p>
      <text:soft-page-break/>
      <text:p text:style-name="P838"><text:span text:style-name="T839"><draw:frame draw:z-index="251686912" draw:style-name="a17" draw:name="Imagem 40" text:anchor-type="paragraph" svg:x="0in" svg:y="-0.00417in" svg:width="4.59653in" svg:height="2.35395in" style:rel-width="scale" style:rel-height="scale"><draw:image xlink:href="media/image16.png" xlink:type="simple" xlink:show="embed" xlink:actuate="onLoad"/><svg:title/><svg:desc>C:\Users\joao_\Desktop\Trabalho DSC\Trabalho-DSC\Documentação\Prototipos de tela\Buscar Usuario\Aviso.png</svg:desc></draw:frame></text:span></text:p>
      <text:p text:style-name="P840"><text:span text:style-name="T841"><draw:frame draw:z-index="251688960" draw:style-name="a18" draw:name="Imagem 42" text:anchor-type="paragraph" svg:x="0in" svg:y="4.63472in" svg:width="4.58333in" svg:height="2.34653in" style:rel-width="scale" style:rel-height="scale"><draw:image xlink:href="media/image17.png" xlink:type="simple" xlink:show="embed" xlink:actuate="onLoad"/><svg:title/><svg:desc>C:\Users\joao_\Desktop\Trabalho DSC\Trabalho-DSC\Documentação\Prototipos de tela\Buscar Usuario\Apagado.png</svg:desc></draw:frame></text:span><text:span text:style-name="T842"><draw:frame draw:z-index="251687936" draw:style-name="a19" draw:name="Imagem 41" text:anchor-type="paragraph" svg:x="0in" svg:y="2.14444in" svg:width="4.58333in" svg:height="2.34653in" style:rel-width="scale" style:rel-height="scale"><draw:image xlink:href="media/image18.png" xlink:type="simple" xlink:show="embed" xlink:actuate="onLoad"/><svg:title/><svg:desc>C:\Users\joao_\Desktop\Trabalho DSC\Trabalho-DSC\Documentação\Prototipos de tela\Buscar Usuario\Apagar.png</svg:desc></draw:frame></text:span></text:p>
      <text:soft-page-break/>
      <text:p text:style-name="P843"><text:span text:style-name="T844"><draw:frame draw:z-index="251689984" draw:style-name="a20" draw:name="Imagem 43" text:anchor-type="paragraph" svg:x="0in" svg:y="0.00972in" svg:width="4.58333in" svg:height="2.34719in" style:rel-width="scale" style:rel-height="scale"><draw:image xlink:href="media/image19.png" xlink:type="simple" xlink:show="embed" xlink:actuate="onLoad"/><svg:title/><svg:desc>C:\Users\joao_\Desktop\Trabalho DSC\Trabalho-DSC\Documentação\Prototipos de tela\Buscar Usuario\Editar.png</svg:desc></draw:frame></text:span></text:p>
      <text:p text:style-name="P845"><text:span text:style-name="T846"><draw:frame draw:z-index="251691008" draw:style-name="a21" draw:name="Imagem 44" text:anchor-type="paragraph" svg:x="0in" svg:y="2.10347in" svg:width="4.59653in" svg:height="2.35395in" style:rel-width="scale" style:rel-height="scale"><draw:image xlink:href="media/image20.png" xlink:type="simple" xlink:show="embed" xlink:actuate="onLoad"/><svg:title/><svg:desc>C:\Users\joao_\Desktop\Trabalho DSC\Trabalho-DSC\Documentação\Prototipos de tela\Buscar Usuario\Editado.png</svg:desc></draw:frame></text:span></text:p>
      <text:p text:style-name="P847"/>
      <text:p text:style-name="Normal"><text:span text:style-name="T848"><draw:frame draw:z-index="251675648" draw:style-name="a22" draw:name="Imagem 29" text:anchor-type="paragraph" svg:x="-0.05208in" svg:y="0.41528in" svg:width="4.77083in" svg:height="2.44321in" style:rel-width="scale" style:rel-height="scale"><draw:image xlink:href="media/image21.png" xlink:type="simple" xlink:show="embed" xlink:actuate="onLoad"/><svg:title/><svg:desc>C:\Users\joao_\Desktop\Trabalho DSC\Trabalho-DSC\Documentação\Prototipos de tela\Login.png</svg:desc></draw:frame></text:span><text:span text:style-name="T849">UC 1.3 – Login</text:span></text:p>
      <text:p text:style-name="P850"/>
      <text:p text:style-name="P851"/>
      <text:p text:style-name="P852"/>
      <text:p text:style-name="P853"/>
      <text:p text:style-name="P854"/>
      <text:p text:style-name="P8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21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20:34:00Z</dc:date>
    <meta:template xlink:href="Normal.dotm" xlink:type="simple"/>
    <meta:editing-cycles>43</meta:editing-cycles>
    <meta:editing-duration>PT22680S</meta:editing-duration>
    <meta:document-statistic meta:page-count="22" meta:paragraph-count="19" meta:word-count="1477" meta:character-count="9877" meta:row-count="70" meta:non-whitespace-character-count="8419"/>
  </office:meta>
</office:document-meta>
</file>